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T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ДОЖДЬ</text:p>
      <text:p text:style-name="P3"/>
      <text:p text:style-name="P3">1</text:p>
      <text:p text:style-name="P2"/>
      <text:p text:style-name="P5">Город заканчивался там же, где и скоростная магистраль, которая, изменяя высоту и направление, огибала стальным кольцом названные в честь сторон света районы. Как ровно очерченный периметр, разделявший серую духоту столицы и пространство, которое, в зависимости от настроения или времени суток, было то открытое, то пустое, ограниченное лишь горизонтом, а по сути - зрением, уже не различавшем ничего вдалеке.</text:p>
      <text:p text:style-name="P5">Всегда можно было приехать к самой границе на поезде - требовалось лишь выйти из дома пораньше, когда еще не совсем рассвело, поезда ходят с увеличенными интервалами, но и почти никто их не ждет.</text:p>
      <text:p text:style-name="P5">Город необъяснимо изменялся, когда приходилось ехать в противоположную привычному направлению сторону, к пустоте за горизонтом, которая начинала ощущаться во всем - в оттенках утреннего неба, в ветре, приносящим запах соли, который хлестал в приоткрытое окно, в навесных перронах станций, чьи названия как-то неопределенно отличались от названий других, центральных районов, точно эти древние слова не несли в себе никаких признаков места, и их давали исключительно на основе городской карты и безликой статистики имен. Над домами, которые казались бесплотными, как пустынные миражи, поднимались в облако смога прозрачные полосы дыма, едва различимые на фоне сумерек, хотя труб было не видно, и город еще спал, кроме электрических огней на магистрали, выдававших то, что цепь уже замкнута, на линии подается ток, и длинный состав из пустых вагонов, по медлительному расписанию, где-нибудь за границей привычных названий, уже подходит к последней станции, после которой, впрочем, нужно еще идти пешком.</text:p>
      <text:p text:style-name="P5">На окраине же высокие небоскребы в абитинском стиле, похожие на монотонные мемориальные стелы, выточенные из цельного камня, постепенно сменялись приземистыми закопченными постройками, расстояние между станциями надземки плавно увеличивалось в <text:s/>соответствии с законами распределения площади, шумные улицы становились безлюдными проулками, по которым никто не ходил, вместо череды нанизанных друг на друга кварталов, открывался вид на пустыри, оставшиеся от разрушенных зданий, заваленные медленно разлагающимся мусором, отходами жизни.</text:p>
      <text:p text:style-name="P5">Город постепенно сходил на нет, растворялся в полуденном зное или холодном ночном сумраке, и за последней эстакадой начиналось широкое ветренное море.</text:p>
      <text:p text:style-name="P5"><text:soft-page-break/>Вдали, на барханах, по песчаным берегам, виднелись станции для очистки атмосферы, стоящие в каком-то запутанном порядке, на неравном отдалении друг от друга - если, конечно, не обманывали глаза. Эти башни - высокие, как ни одно из городских строений, необъяснимо возведенные там, где вместо фундамента был лишь рассыпающийся песок, с украшенными точеными узорами стенами - были похожи на величавые древние храмы, которые, вопреки законам физики, пытались дотянуться до бесцветных небес. На самой вершине каждой такой станции, в черном запашем окне, постоянно мигал огонек - словно маяк для плывующих по раскаленному небу кораблей, - иногда менявший цвет с синего на красный, и обратно.</text:p>
      <text:p text:style-name="P5">Море Анила было широкой впадиной, казавшейся безбрежной в сумерки, лишенной жизни, подернутой зыбким белесым песком, по которому невозможно ходить, не увязнув по колени. За морем поднимались отвесные стены, изогнутые навстречу ветру как стальные щиты, а далеко за этой тщетной, постоянно разрушавшейся баррикадой, которая должны была препятствовать движению песка - так далеко, что обычный виман не смог бы пересечь разделявшую их пустыню - стояли, как говорили, огромные перерабатывающие заводы.</text:p>
      <text:p text:style-name="P5">После того, как город расширился, обступив берега Анилы, сильные морские ветра иногда приносили оттуда, со спящих земель, сумрачные облака, и уж<text:span text:style-name="T1">е никакие атмосферные станции не могли предотвратить ливней, во время которых город словно умирал - по иным линиям даже переставали ходить поезда. Если что и расцветало вопреки засухе в открытой пустыне, то после таких дождей обречено было на смерть. Песок на дне анильской впадины становился грязью, </text:span>которая поднималась как во время потопа, чтобы разлиться ручьями по всей пустынной равнине, высыхая на жаре, неизменно приходившей на смену ливням, превращаясь в призраки рек. Прогнозы таких отвравленных дождей всегда тщательно подготавливались заранее - с параноидальным вниманием к малейшему сдвигу в движениях циклона, к возмущениям на выгоревшем небе Дёзы, - хотя все равно бывало и так, что черной ненастье оказывалось неожиданность и для самого предсказательного бюро.</text:p>
      <text:p text:style-name="P5"/>
      <text:p text:style-name="P3">2</text:p>
      <text:p text:style-name="P5"/>
      <text:p text:style-name="P5">Ана провела раннее детство в интернате для особенных детей. Здание воспитательного центра, как его называли, располагалось на самой окраине города, за стальным скелетом эстакады, и из окна ее комнаты открывался ослепительный вид на безжизненное море, стены, обступавшие его берега и начинавшуюся за ними открытую пустыню, которая казалась <text:soft-page-break/>бесконечной из-за обмана глаз, простираясь до самого горизонта, где невысокие барханы, застывшие остороконечные волны, сливались с небом, таким же бесцветным как и песок.</text:p>
      <text:p text:style-name="P5">Несколько раз Ана видела, как зарождается над пустыней дождь.</text:p>
      <text:p text:style-name="P5">Она ни разу не слышала упредительных прогнозов - детекторный приемник, <text:s/>непонятно забытый кем-то в ее комнате, умел принимать лишь одну станцию, которая упрямо игнорировала движения циклонов и изменение скорости ветра, передавая неразрабочивые новости и музыку сквозь постоянную пелену помех. О приближении дождя она узнавала сама. Часто перед грозой становилась так душно, что очистители в здании уже не успевали остужать воздух, задыхаясь от пустынной пыли и жары, а ей нельзя было открывать окно. Начинало смеркаться, мир за плотно сомкнутым окном сходил с ума, вечер опережал день, но они по-прежнему мучались от жары.</text:p>
      <text:p text:style-name="P5">Сосед Аны, живший вместе с ней в одной комнате, не умел говорить, хотя воспитательница звала его Болтуном.</text:p>
      <text:p text:style-name="P5">В те дни у них не было имен.</text:p>
      <text:p text:style-name="P5">Ана уже не помнила свое позвище, как и лицо Болтуна, но она помнила радио, песню, которая играла по вечерам, дождь, принесенный ветром, и свои сны - куда лучше чем то, что происходило в действительности. Действительность начиналась с уколы и тошноты и продолжалась за окном, в мертвой пустыне, которая тянулась до горизонта, где прерывалась полоса реальности, и небо превращалось в песок. А пустыня никогда не менялась. Вернее, менялась всего лишь несколько раз за проведенное интернате время - когда начинался дождь.</text:p>
      <text:p text:style-name="P5">Однако некоторые совсем ранние воспоминания, еще до того, как Ана научилась говорить, - так, по крайней мере, она сама оценивала их давность - сохранились в ее памяти особенно ясно. А может, память обманывала ее, и это тоже были всего лишь сны.</text:p>
      <text:p text:style-name="P5">Все небо над морем затянула густая черная пелена, что-то ярко вспыхнуло, озарив на мгновение неясные очертания облаков, которые сливались в кошмарную наползающую на город дымку. Потом прогремел страшный, распадающийся на бессвязное эхо раскат, опаздывая за молнией, которая уже сверкала вновь, рассекая судорожными раздрядами небо. Казалось, что гром доносился откуда-то из глубины, из самых недр анильской впадины, которая была подернута пасмурной тенью, скрыта от глаз. Ана видела такое впервые в жизни. Она даже попыталась открыть окно - одна в комнате, без респираторной маски, Болтуна почему-то нет, - но тугая оконная ручка вросла в стальной переплет и, к счастью, не поддалась. Голубоватая электрическая вспышка вновь осветила на секунду береговые пески.</text:p>
      <text:p text:style-name="P5"><text:soft-page-break/>Ана не помнила сам дождь - быть может, кто-то увел ее из комнаты, или же воспитательница, которая неизменно, как призрак, возникала перед ней, рассказывая о том, чего делать нельзя, затянула окно темной складчатой шторой, решив, что детям не стоит на это смотреть. Ана не помнила дождь, но она помнила шум дождя. Сначала тихий неуверенный шелест, капли, который с глухим стуком разбивались о невидимое стекло, а затем оглушающий шум падающей с неба воды, перебиваемый раскатами грома. А затем - тишина.</text:p>
      <text:p text:style-name="P5">После дождя еще долго нельзя было выходить во двор, все двери интерната закрывались, возможно, даже запрещалось покидать свои комнаты, Ана уже не помнила точно, но хотя бы позволяли смотреть в окно. Ненастные сумерки сменялись вечерними, ветер уносил черные тучи в сторону города, навстречу высоким башням из камня, на транспортных линиях загорались тревожные красные огоньки, но поезда все еще ходили - до самой последней минуты, пока их не настигнет гроза. Анильская впадина, которая отделяла опустошенные городские улицы от безмолвного однообразия песков, была залита водой, за какой-то час превратившись из моря песка в настоящее море. Впрочем, Ана скорее всего просто придумала это. Или увидела во сне. </text:p>
      <text:p text:style-name="P5">Запахи. Запахи она помнила тоже. После дождя даже в интернате пахло какой-то резкой обжигающей свежестью, смесью озона и кислоты - очистители воздуха не выдерживали, становилось сложно дышать. Ана мучалась даже больше, чем от духоты перед дождем. В самый первый раз у нее был приступ, тогда еще не умели лечить все с помощью химии внутривенно, ее заставляли дышать через специальный ингалятор, но это было еще тяжелее, чем задыхаться. Весь оставшийся день ее тошнило, темнело в глаза как перед обмороком, болела голова, но дышать становилось легче.</text:p>
      <text:p text:style-name="P5">Первое ее воспоминание в жизни - толстая трубка в горле, резкий запах какого-то лекарства, выжигающий все ее тело изнутри. Белые бесплотные люди вокруг нее говорят вполголоса. Из-за трубки в горле, содравшей всю гортань, и отвратительного запаха Ану начинает тошнить, но желудок пуст, и она лишь чувстует, как что-то судорожно сжимается у нее внутри, а весь рот наполняется горькой слюной.</text:p>
      <text:p text:style-name="P5">Второе воспоминание. На лице Аны какая-то маска, которая больно врезается в щеки и давит на виски. Маска пахнет точно так же, как и то лекарство, из-за которого у нее был немой приступ рвоты. Эти события отделяют мгновения или же долгие годы. <text:s/>Дышать очень тяжело, приходится с силой втягивать в себя воздух. Кто-то ведет ее за руку, настойчиво тянет за собой, и она не сопротивляется, хотя ей совсем не хочется идти. Коридоры интерната из-за странного нарушения зрения <text:soft-page-break/>кажутся бесконечно длинными и пустыми, но вот резкая полоса света разрезает спокойный сумрак искаженных помещений, и они выходят во двор. Небо совершенно желтое. Как песок. Время суток угадать невозможно. Какой-то мальчишка, у самого подъезда, на вид чуть старше Аны, замер, когда она спустилась вниз вместе со своим невидимым спутником, и странно выпучил глаза, уставился на нее, выронив от удивления что-то из рук. Ана пытается присмотреться, ей становится интересно, что же он уронил... После этого темнота.</text:p>
      <text:p text:style-name="P5">Болтун был ниже ее ростом, немного полным, с редкими сальными волосами - это все, что она помнила о его внешности. Он как-то неловко и настойчиво возник в ее воспоминаниях и остался там навсегда. Болтун все время молчаливо ходил за ней, куда бы она ни направлялась, даже если делала что-то наперекор запутанным правилам интерната. Одиночество пугало Болтуна точно так же, как Ану - его упрямое бессловесное преследование, его неотлучное присутствие везде, где бы она ни вспоминала себя потом. Болтун ничего не делал, не пытался заговорить с ней на своем немом языке - Ана была уверена поначалу, что он непременно знает какие-нибудь особые жесты, когда слова складываются из дрожащих движений рук. Вскоре она постепенно привыкла к Болтуну, как если бы он позволял разделить на пару ее одиночество, и даже сама звала его с собой, хотя в этом и не было никакой нужды, кроме, разве что попытки сказать себе и ему, что она его все еще замечает. </text:p>
      <text:p text:style-name="P5">Ана помнила: </text:p>
      <text:p text:style-name="P5">его отдышку после того, как они поднимались вместе на самый последний этаж, через отвесные лестничные пролеты, только потому, что туда подниматься было нельзя;</text:p>
      <text:p text:style-name="P5">его иногда резкие конвульсивные движения, реакция на звук - где-то послышался голос, захрипело радио - точно все тело его начинало бить током;</text:p>
      <text:p text:style-name="P5">его <text:s/>сонное высокомерное безразличие ко всему, что не нарушало тишины, пока они не выходили из стен интерната;</text:p>
      <text:p text:style-name="P5">его ужас, когда он не мог ее узнать, - </text:p>
      <text:p text:style-name="P5">но она никак не могла вспомнить его лица. Ана даже забыла, если вообще знала хоть когда-то, почему он никогда не говорил - это была врожденная болезнь, порок речи, как ее неумение дышать выжженным воздухом Дёзы, или же ему просто нечего было сказать. И назвала его воспитательница Болтуном в насмешку за насупленную молчаливость, или же это прозвище он перенял от другого парня, который жил в интернате до него, как бы неумело заполняя его отсутствие, или же у воспитательницы иссякла фантазия.</text:p>
      <text:p text:style-name="P5">У них не было имен. А может, имена были просто забыты, поскольку <text:soft-page-break/>не имели смысла - там, у границы города, перед пустыней - как и многое из того, что казалось таким реальным и значимым тогда. Распорядок дня, завтраки и обеды, обследование у врача, дворик у здания интерната, который был примечателен тем, что после него начинались пески.</text:p>
      <text:p text:style-name="P5">Через какое-то время прогулки с Болтуном стали чем-то столь важным для нее, как и уколы по утрам - ведь это было то, что делало ее особенной, отличало от остальных - бессменный сообщник, который покорно тащился за ней, куда бы она ни шла, даже если за это их ожидало неизбежное и злорадное наказание. Болтуну всегда доставалось тоже, как будто он сам принимал решения, а не повторял все за Аной. Но Болтун не обижался. Ана, невольно чувствуя свою ответственность, пыталась объяснить ему, что они делают, куда и зачем идут, но Болтун как будто и вовсе не замечал, что она обращается к нему - он не говорил сам и не ждал, что с ним будут разговаривать другие. Мало что могло нарушить его равнодушие. Однако он боялся ее респираторной маски.</text:p>
      <text:p text:style-name="P5">Всякий раз, когда Ана одевала ее, Болтун застывал от ужаса. Ана пыталась подойти к нему, сказать, что это по-прежнему она, что ничего не изменилось, а это страшное устройство просто помогает ей дышать, но Болтун начинал панически пятиться и озирать по сторонам, то ли пытаясь позвать так кого-нибудь на помощь, то ли в надежде найти другую настоящую Ану. Потом Болтун начинал страшно разевать рот, как будто начинал задыхаться от выгоревшего воздуха пустыни, взгляд его становился бессмысленным и неподвижным, и Ана вдруг понимала, что это - его немой беспомощный крик, который никто никогда не услышит.</text:p>
      <text:p text:style-name="P5">Та непонятная связь между ними, какая-то глубокая взаимная привязанность, которая помогала им понимать друг друга без слов, неожиданно терялась, когда Ана одевала респираторную маску, лишая себя лица. Поэтому они никогда не выходили вместе во двор - там Ана не могла дышать сама, а Болтун не мог узнать ее в маске. Двор стал запретным, по-настоящему, а не как те маста в здании, куда по невнятным причинам не разрешала им ходить воспитательница. Выход во двор был той чертой, за которой они существовали только по-одиночке.</text:p>
      <text:p text:style-name="P5">Этот непреклонный час тишины, запрет покидать проветриваемые помещения воспитательного центра, нарушение которого обращалось кошмаром для них обоих, длился <text:s/>весь день, от рассвета до темноты, завершаясь лишь с заходом солнца, когда небо меняло свой цвет, а вместе с ним темнели пески. </text:p>
      <text:p text:style-name="P5">Поздно вечером, дождавшись, пока Болтун не заснет, а в небе не зажжется хотя бы один огонек, спутник или звезда, что не имело ровно никакого значения, Ана выскальзывала из комнаты, осторожно, чтобы не потревожить соседа, не забыв прихватить с собой респираторную маску. <text:soft-page-break/>Конечно же, покидать свои комнаты в этот час было нельзя, но Ане даже нравилось своенравно нарушать очередные суровые порядки, к тому же ни одна из дверей - на лестничную клетку, на первый этаж, в темноту подъезда - не была закрыта. Так, по крайней мере, ей помнилось теперь. Вместе с сумерками сразу же пустели коридоры. Во всем здании выключался свет, и идти приходилось на ощупь, касаясь руками шершавых стен. Дойти до конца коридора, а потом спускаться по ступенькам, повисая на перилах, чтобы ненароком не поскользнуться, когда нога слепо проваливается в темноту. Потом надеть респираторную маску и отворить последнюю дверь.</text:p>
      <text:p text:style-name="P5">Ана никогда не уходила далеко, ей вовсе не хотелось забредать в пустыню или даже гулять по двору - достаточно было лишь встать неподалеку от подъезда, повернувшись спиной к городу, освещенному миллионами огней, и тяжело через силу дышать, с трудом привыкая к воздушным фильтрам, ощущая ровный бесстрастный холод, головокружительный простор ночного моря, отдававший запахом едкой химии от ее респираторной маски. В небе над ней, сквозь полнуночную темноту и погасший с наступлением сумерек газ атмосферы, проступали редкие тусклые звезды. Впрочем, наверняка это было всего лишь сном.</text:p>
      <text:p text:style-name="P5">А еще Ане порою снилось, что Болтун начинал говорить, и сны эти становились безжалостными кошмарами - как и ее респираторная маска для Болтуна. Они были вместе во дворе, уже догорал закат, в интернате во всех комнатах выключили радио и приглушили свет. Ана оглядывается - тени за ней уже перескают весь двор до частокола ограды, которая также условна, как и туманная линия горизонта вдалеке, - она хочет что-то показать Болтуну, надеясь, что это неожиданно вызовет у него интерес, и тут слышит его его голос - ровный и громкий, но в то же время неживой, как у жестокого методичного механизма, когда речь, не связанная с дыханием, становится пустой и неодушевленной, теряет все признаки человечности. Болтун во сне произносил какие-то слова, громко и четко, глядя на Ану в упор, вытаращенными безумными глазами, однако то, что он говорил, было полностью лишено смысла, отдаваясь в надвигавшемся сумраке, рассыпаясь на эхо - лишь бессвязная последовательность ровно очерченных звуков, как речь сумасшедшего, который захлебывается от важности своего сообщения, безоглядно уверенный в том, что другие могут его понять. Ана просила Болтуна замолчать, зажимала уши руками, но он продолжал говорить - его разрывал этот бесконечный поток слов, накопившийся за все годы молчания, покорного согласия, немого безвольного следования за Аной по пятам.</text:p>
      <text:p text:style-name="P5">Ана видела, как начинается над пустыней дождь только дважды - второй раз уже когда жила в своей комнатке одна. Даже радио, начинавшее <text:soft-page-break/>бессвязно хрипеть, как только над морем сгущались облака, не помогало от того гнетущего отчаянного чувства, которое не покидало ее после того, как ушел Болтун. Одиночество. Все передачи были уже прослушаны, музыка, одна и та же много лет подряд, уже не заполняла окружавшей ее тишины. Почему-то без Болтуна ее стало как-то особенно пугать царившее в интернате медленное болезненное молчание.</text:p>
      <text:p text:style-name="P5">Ана не была даже уверена в том, что же в действительности случилось с Болтуном. Он как будто просто исчез, устав от монотонных путешествий по затоптанным коридорам - все запретные места были изучены и исследованы, тайные комнаты найдены, и даже ночами уже снились отвесные пролеты лестниц над пыльной пропастью этажей, в которой даже шепот отражался эхом, отчего молчание, молчание Болтуна, становилось частью странной игры, повторявшейся каждый день. И Болтун оставил ее одну. Ана никак не могла это понять, но ей никто ничего не объяснял, словно о Болтуне боялись говорить вслух.</text:p>
      <text:p text:style-name="P5">Ана не могла просто смириться с тем, что он внезапно ушел, исчез, вот так, без истории, просто сгинул как тень, и теперь никто не сопровождает ее во время бесцельных блужданий по коридорам, но зато можно выходить в любое время во двор. И она придумала ему историю. Историю Болтуна.</text:p>
      <text:p text:style-name="P5">Ана представляла, как Болтун однажды не пошел вслед за ней, когда она вновь захотела нарушить очередные бестолковые запреты - подробности не имели значения, все равно их обычно не сохраняет память. Впрочем, это случилось во вторую половину дня. Или даже вечером - в это время солнце уже печет не так сильно и можно даже смотреть на небо, не прикрывая глаза рукой. Болтун, никак не показывая признаков расстройства, такой же как и всегда - насупленный, с редкими сальными волосами - дождался, пока Ана не исчезнет в коридоре. Потом, с обычным своим вялым безразличием ко всему, что происходит вокруг, поднялся со стула у окна, в котором отражался желтый пустынный вечер, вышел из комнаты, аккуратно притворив за собой дверь, как будто собирался скоро вернуться - ведь его ждали стул, вид из окна, кровать и сон. Но Болтун не вернулся. Он прошел мимо других одинаковых закрытых дверей, навстречу широким лучам солнечного света, в которых блестела пыль - окнам на лестничной клетке, - потом спустился вниз, ступая медленно и осторожно, перешагивая ровно через одну ступень. Но все это и вправду неважно. Был вечер, садилось солнце, Болтун вышел во двор. И все с тем же молчаливым безразличием пошел дальше, перебрался через невысокий заборчик, потом стал забираться на отлогий бархан. Ана представляла - тонкая вереница следов, которые тут же засыпает ветер, скрывая даже самую тень чьего-то присутствия, и, совсем далеко, одинокая знакомая фигура, похожая на <text:soft-page-break/>темную песчинку на фоне желтого песка. Смеркалось, и небо стало уже темно-серым. Впрочем, нет. Это было перед самым началом дождя.</text:p>
      <text:p text:style-name="P5">Черные комшмарно растущие облака над морем скрывали солнечный свет. Где-то вдалеке послышался раскат, поначалу тихий, а затем все громче и громче, доносившийся откуда-то из безжизенных песков - куда ушел навсегда Болтун, - и резко оборвался, затих, погаснув во все еще раскаленном вечернем воздухе. Ветер срывал с застывших волн на барханах рассыпающуюся пену песка.</text:p>
      <text:p text:style-name="P5">Ана не видела дождь, но слышала - помнила - шум воды. Неудержимое горе обветренного пустынного неба, надрывный плач. Под окном яростно бурлили потоки, превращая зыбкий налет песка во дворе в чавкающую пенистую грязь. Все небо обернулось водой, стало живым бушующим море, которое проливалось на анильскую впадину и город, отделенный от интерната высокими путями для скоростных поездов.</text:p>
      <text:p text:style-name="P5">Во время дождя закрывали все окна. В коридорах и комнатах гас свет, как будто из-за грозы нельзя было даже зажечь газовые лампы. А еще воспитательница заставляла Ану выключить радио. Ана не понимала, почему. Это казалось ей несправедливым наказанием - пусть даже из-за ненастья приемник передавал лишь шипящий шум помех, - словно она, во время своих теперь уже одиноких блужданий по интернату опять забрела куда-то, где не полагалось быть.</text:p>
      <text:p text:style-name="P5">Ана совсем не помнила воспитательницу. Теперь она представлялась ей лишь какой-то невыразительной тенью, бесплотное присутствие которой ощущалось везде и повсюду, в каждом уголке разрушавшегося здания старого воспитательного центра, в каждом ее воспоминании. Быть может, воспитательница была из тех женщин, которых невозможно не забыть. Зато Ана хорошо помнила, что делала воспитательница - она выключала радио по вечерам и во время дождя.</text:p>
      <text:p text:style-name="P5">Каждый вечер, в неизменный час, по комнатному приемнику, умевшему различать в волнах эфира лишь единственную станцию, передавали одну и ту же песню - долгую и тоскливую как молитва. Высокий мужской тенор, музыка, совсем тихая, словно в тени голоса - Ана не разбирала слов, видимо, пели на каком-то наречии, а возможно, нарочно искажали привычный человеческий язык, чтобы песня превратилась в сокровенную бессмыслицу, язык богов. Голос судорожно, почти надрывно тянул бесцветные гласные, вздрагивая от хрипа помех, сбиваясь с пространного ритма заупокойной мелодии и вновь подхватывая свою бесконечную тоскливую песню. Ана удивлялась, как можно так долго напевно растягивать гласные и не задохнуться, но голос только набирался сил, сиплый статический шорох помех становился глуше, и песня уже звучала в воздухе, вырвавшись из приемника, охватывая сумеречную <text:soft-page-break/>вечернюю пустоту вокруг нее. Но потом голос вновь затухал, медленно гас, сливаясь с игрой щипковых инструментов, заканчивая на выдохе свою грустную непонятную молитву.</text:p>
      <text:p text:style-name="P5">Ана так никогда и не узнал, о чем он пел. Она слышала, как кто-то - наверное, из взрослых - называл эту песню "плачь". Песня разливалась волнами подобно дождю, то затихая, то вновь разгораясь с новой силой - протяжные гласные, переливчатая мелодия, шипение помех. И потом даже пространные искажения приема были уже неважными, Ана смотрела в окна и придумывала историю для Болтуна, песня становилась для нее частью угасающего вечера. А потом воспитательница выключала радио.</text:p>
      <text:p text:style-name="P5">Ана представляла - в день, когда Болтун ушел навсегда в мертвые пески далеко за южным морем, перестало работать радио. </text:p>
      <text:p text:style-name="P5">И вовсе не потому что позабытая воспитательница выключила его перед началом дождя. Голоса, единственная радиостанция, по которой передавали новости о невыносимо огромном космическом корабле, обреченном лететь через вечную ночь три тысячи лет, пока не иссякнет заряд всех батарей, пока не потеряется связь, и тоскливая напевная молитва по вечерам, и рассказы о жизни там, за эстакадой, в городе, где с наступлением сумерек загораются синие огни, заменяя собой свет звезд, и что-то еще, позабытое из-за нечеткого приема - все это распадалось на шорох и треск помех, бессмысленный и бессвязный, и ничего уже нельзя было собрать воедино, весь мир, та самая действительность, которая забывается быстрее чем сны, рассыпалась с закатом подобно песку, исчезая в дыхании пустыни - ветер, окрепший с началом сумерек, поднимал в воздух песчаные волны, где-то в сердце спящих земель начиналась ночная буря, а голоса тем временем затихали, медленно гасла заупокойная песня, и приемник бессильно замолкал. Свет во всем интернате приглушали, и это всегда <text:s/>поражало Ану - ведь она была уверена, что ток, проходивший через проводку в обшарпанных стенах, состоял в каком-то отдаленном физическом родстве с разрядами молний, от которых песок превращался в стекло. Потом закрывали тяжелыми шторами все окна - десять нельзя было смотреть на дождь. Потом происходило что-то еще - быть может, воспитательница предупреждала о чем-то. И, наконец, когда голос ее смолкал в душном полумраке комнаты, наступала глухая непроницаемая темнота.</text:p>
      <text:p text:style-name="P5">Самое невыносимое, даже больше, чем приступы удушья по вечерам, - это осознавать, что позабыла о чем-то важном, благодаря чему когда-то однообразные дни казались чуточку ярче, и все вокруг, даже песок, было исполнено смысла, и никак не можешь вспомнить, подобно сну, ускользнувшему в первые секунды пробуждения, и не вспомнишь никогда. Ана не раз пыталась найти интернат - тот самый изгиб эстакады, словно <text:soft-page-break/>свисающий над песчаным обрывом, серое здание, похожее на сотни других, не имевшее ни примет, ни отличий, тот отвергающий законы перспективы вид на раскаленное мертвое море и высокую стену, преграждавшую путь нашествию песка, - но так и не смогла. И из-за этого ее детство, первые годы жизни, проведенные в воспитательном центре для больных детей, становилось каким-то нереальным, словно выдуманным - ведь этим душным наполненным миражами дням не было никаких подтверждений, а все ее воспоминания казались такими похожими на сны. Но в одном Ана была уверена точно - это невозможно придумать, это не могло ей просто присниться, - она видела, как рождается над пустыней дождь.</text:p>
      <text:p text:style-name="P5">Вспоминая об этом, Ана думала - в те дни для нее не было запретов, вернее, запреты существовали, но лишь для того, чтобы их нарушать, - однако она ни разу так и не решилась выглянуть в окно, пока шел дождь, довольствуясь лишь клокочущим шумом воды, стекавшей по стенам, превращавшей Анилу в настоящее море, а перешейки между песчаным холмами - в русла призрачных рек. </text:p>
      <text:p text:style-name="P5">Тайна дождя всегда оставалась за закрытым окном.</text:p>
      <text:p text:style-name="P5">В последний раз она видела грозовые облака над дюнами незадолго до того, как ее отправили в город, в регулярное училище, где все умели говорить и могли дышать без респираторной маски. Отсутствие Болтуна тогда уже не ощущалось так остро, но Ана по-прежнему была одна - или же просто не помнила своего соседа, которые также мимолетно забылся, как и воспитательница, от которой остались только слова и поступки, но не она сама.</text:p>
      <text:p text:style-name="P5"/>
      <text:p text:style-name="P3">3</text:p>
      <text:p text:style-name="P5"/>
      <text:p text:style-name="P5">Для тех детей, которых, как решил единодушный совет, переводили в другие заведения, в город, подальше от песков, огранизовали подготовительные классы, где рассказывали обо всем, что можно, бессистемно и невпопад - учили считать с помощью карандашей, складывать из бумажных букв странные слова на гали, общаться с богом (что, как запомнила Ана, нужно делать, непременно закрыв глаза), пользоваться коммутатором, принимать лекарства. А еще им рассказывали о происхождении мира (или жизни на Дёзе) - так увлекательно и непонятно, что это запомнилось Ане куда лучше остальных уроков.</text:p>
      <text:p text:style-name="P5">Существовало несколько теорий.</text:p>
      <text:p text:style-name="P5">В первой говорилось что-то о большом взрыве. Как поняла Ана, когда-то совсем давно, видимо, задолго до ее рождения, пустыня занимала значительно меньшую часть планеты, вместо дюн простирались <text:soft-page-break/>бесконечные равнины, плоские настолько, что можно было увидеть человека за сотню миль, а во время дождя необязательно было закрывать шторами окна. Или же пустыня существовала всегда, однако даже самые ее удушливые и безжизенные места, где сейчас даже обычный человек не мог обходиться без респираторной маски, были обитаемы - неизвестно как, благодаря противоестественным технологиям, секреты которых оказались погребены под толщей песка или же по каким-то другим недосказанным причинам, люди раньше жили там, где жить было нельзя. Прямо посреди барханов поднимались высокие башни, эстакада, которая представлялась Ане вечной как ночное небо, рассекала мертвые океаны и моря, люди умели покорять всемогущую стихию песка. Но потом что-то произошло -их учитель поначалу называл это катастрофой, а потом вдруг произнес слово "война". Согласно законам распада атомов - дальше было непонятно, - высвобождаемая энергия может моментально уничтожить небольшой город, и даже в его окраинах в течение многих лет нельзя будет жить, словно само пространство, искаженное реакцией элементарных частиц, сохраняет страшную память о произошедшем. Так море Анила - лишь кратер, оставшийся после старой столицы, облемевший со временем, занесенный песком. Таким образом, в течении одного дня - а может, и нескольких часов - их просвященные предки, обитавшие в самом сердце спящих земель, перестали существовать. Причины были неизвестны, зато, благодя упорным исследованиям и раскопкам в песках, ученые смогли обнаружить неоднозначные свидетельства того, что пустыня была обитаемой. Они находили оплавленные руины, безотносительные осколки, превратившиеся в стекло - из-за чудовищного огня, большого взрыва, который расплавляет даже камни. Ана, правда, не совсем понимала, как могут гореть камни, и ей казалось, что в то загадочное время, когда пустыня не была мертва, люди жили в домах из стекла - весь город был как будто прозрачный, днем в зеркальных стенах отражалось солнце и облака, а ночью - черная пустота неба и звезды.</text:p>
      <text:p text:style-name="P5">Название второй теории Ана даже не запомнила - словно было сложное и трудновыговариваемое, как стихи, которые они читали хором, чтобы научиться быстро говорить - учитель даже запнулся, когда его произносил. Суть теории сводилась к тому, что все подтверждения большого взрыва - лишь следы от ударов молнии да результат непомерная фантазия некоторых ученых - а жизнь на планету в действительности были занесена извне. (В этот момент учитель сосредоточенно хмурил брови и показывал пальцем на потолок). Занесена из космоса. Как поняла Ана - раньше люди жили совсем на другой локе, где-то на противоположном конце абсолютной тишины, разделявшей планеты, бездны звезд, открывавшейся взгляду ночью. Затем по каким-то причинам - естественно, <text:soft-page-break/>неизвестным - они решили переселиться. Полет продолжался много дней, лет или столетий. Пока в итоге не была найдена Дёза. Поэтому все ныне живущие на границах песков - потомки далеких переселенцев, которые строили корабли, умевшие преодолевать пространство с немыслимыми в современной науке скоростями, даже быстрее, чем радио-волна. Но тут Ана не понимала - разве они тоже не умеют создавать такие корабли, разве Вимауна, о которой она столько слышала по своему премнику, не предназначена для того, чтобы отвезти избранных - тех, кого, как и ее, отвергает засушливая планета - в другой новорожденный мир, где не нужно бояться дождя, а воздух всегда чист и прохладен.</text:p>
      <text:p text:style-name="P5">Третью, теорию хаоса, Ана почти забыла - учитель рассказывал о ней как-то косноязычно и непонятно, как будто и сам с трудом понимал то, что безуспешно старался объяснить. Он много раз упоминал бога, а еще пустыню, небо и движение песков - последнее было запутанной метафорой, образом, который мог бы показаться впечатляюще поэтичным, если б они не наблюдали песчаный ветер по несколько раз на дню. Теория сводилась к тому, что никакой войны не было, их далекие предки тоже не бороздили космическую пустоту на фантастических кораблях, море Анила это след от огромного метеорита, у подножия которого впоследствии вырос пустынный город, а жизнь - лишь череда неубедительных случайностей, как сочетание атомов кислорода и водорода, как химическая реакция в нижних слоях атмосферы, вызывающая затмение независимо от положения небесных светил, как помехи в приемнике Аны, похожие на тусклый дрожащий голос.</text:p>
      <text:p text:style-name="P5">Подготовительные уроки были длительными и скучными - в отличие от новостей по радио, вместо которых Ану заставляли сидеть в тесном помещении с другими детьми. Однако она приобрела немало полезных знаний.</text:p>
      <text:p text:style-name="P5">Так, Ана узнала о том, что при сложении быстро заканчиваются карандаши, что некоторые слова выглядят еще более непонятно, чем кажутся на слух, что мир возник из зачаточного хаоса, а бог, не имеющий тела, может принимать любые формы и присутствует везде и во всем. Наверное, поэтому она так и не решилась приоткрыть штору, когда над пустыней пошел ее последний дождь.</text:p>
      <text:p text:style-name="P5"/>
      <text:p text:style-name="P3">4</text:p>
      <text:p text:style-name="P5"/>
      <text:p text:style-name="P5">Прогноз передавали еще вечером.</text:p>
      <text:p text:style-name="P5">Ана вернулась домой как обычно поздно, когда улицы уже опустели от сна. Она хотела лечь спать пораньше, выспаться - ведь завтра был день эфира и на завтра же обещали дождь, который шел всего несколько раз в <text:soft-page-break/>году. Ожидаемый уровень осадков, скорость движения ветра, облачность. Ана беспокоилось о то, как бы дождь еще начался еще утром, сразу вслед за рассветом, не давая городу прийти в себя после беззвучной ночи, когда ей приходилось идити через несколько кварталов на Самкару, чувствуя после укола, что она все еще спит. Предсказательное бюро обещало осадки только ближе ко второй половине дня, но это совсем не успокаивало - слишком уж часто ошибались синоптики, постоянно путаясь в вопросах погоды. Ана знала, что многие будут ждать дождь еще с утра. Дождь, который обычно приносит со стороны мертвых песков.</text:p>
      <text:p text:style-name="P5">Ана проверила очиститель - легкая струя воздуха приятно била в ее протянутую ладонь - и села у окна.</text:p>
      <text:p text:style-name="P5">Уже совсем стемнело, окно ее отсвечивало синим из-за включившихся ночных фонарей, и Ане нужно было спать - ведь завтрашний день обещал стать таким сложным и важным, - но спать она не могла. Сонная одурь после укола давно прошла, и Ана вновь чувствовала тяжесть в груди при каждом вздохе. Комната - свет нигде не горел - была словно пропитана темнотой и пылью. Ана еще раз проверила очиститетль - он по-прежнему исправно работал, обдавая слегка прохладным воздухом ее дрожащие руки.</text:p>
      <text:p text:style-name="P5">Ана включила радио-приемник и покрутила ручку регулятора частоты. Она и сама не понимала, что ищет. Список любимых станций Нива на столе был давно просмотрел весь до края листа. Но там не оказалось того, что искала Ана.</text:p>
      <text:p text:style-name="P5">Она медленно поворачивала ручку регулятора. Густая пелена помех сменялась пустым молчанием, а затем подвываниями, напоминающими шум ветра, и протяжными скрипами, которые были чем-то похожи на бессвязные мелодии некоторых станций надземки. Наконец, послылись чьи-то голоса - сначала неровно, едва пробивающиеся сквозь волны помех неустойчивого приема, а затем постепенно обретающие форму, выстраиваясь так, что уже можно было различить слова и даже отдельные фразы.</text:p>
      <text:p text:style-name="P5">О дожде больше не говорили.</text:p>
      <text:p text:style-name="P5">У Аны даже мелькнула мысль - а не послышался ли ей гнетущий несвоевременный прогноз химических осадков совпадавших по времени с приемов кодированных сигналов из вечной пустоты, не придумала ли она дождь сама после тяжелого дня на работе и этого странного вводящего в транс препарата, к которому медленно и неохотно привыкало ее тело.</text:p>
      <text:p text:style-name="P5">Однако даже в ночном сумраке, в черной полосе смога над неясными домами у горизонта, было что-то такое, волнующее и тревожное, напоминавшее ей о тех днях, когда она видела, как начинается в пустыне гроза.</text:p>
      <text:p text:style-name="P5"><text:soft-page-break/>Голос по радио деловито рассказывал о чем-то. Новости, повтор утреннего выпуска. Кому нужны были новости в такой час. Голос иногда сбивался - его бесцеремонно перебивал отрывистый трес, и части слов, а то и целые предложения тонули в шуме. Невозможно было даже понять, о чем говорит ведущий - весь ночной повтор новостей, окруженный лишь темнотой на соседних частотах, состоял из сплошной раздражающей бессмыслицы. Казалось, что человек по радио говорит, волнуясь, невпопад, забывает начало предложения, неожиданно, даже не договорив до конца, меняет тему, путает слова.</text:p>
      <text:p text:style-name="P5">Ана вдруг подумала, что завтра и правда наверняка будет дождь - теперь в этом уже не было сомнений.</text:p>
      <text:p text:style-name="P5">Она еще немного повернула ручку регулятора частоты. Запоздалая передача, которая пробивалась через атмосферные помехи, электрические разряды, сверкавшие в грозовых облаках, собиравшихся где-то вдали за анильским морем, раздражала ее, хотя она и любила слушать такие новости в детстве. Приемник на секунду замолк, но потом голос зазвучал неожиданно громко и чисто - Ана давно не помнила такого ясного приема. Она тут же выключила приемник, словно испугавшись чего-то. В комнате повисла глубокая оглушающая тишина.</text:p>
      <text:p text:style-name="P5">Ана закрыла глаза и представила - шелест воды, громовые раскаты, окно в комнате, погасшее как экран ее вычислительной машины, не пропускающее света, - что завтра ее разбудит шум дождя, прекрасный и страшный одновременно. Один из пунктов в памятке Нива - краткая инструкция по настройке комнатного очистетеля воздуха, переключению на режим внутренней циркуляции, что обязательно делать во время дождя. </text:p>
      <text:p text:style-name="P5">Нужно было спать, дышать становилось все сложнее.</text:p>
      <text:p text:style-name="P2">Опустившись на колени перед очистителем, Ана подумала, что завтра ее разбудит не шум дождя, а духо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7H34M33S</meta:editing-duration>
    <meta:editing-cycles>314</meta:editing-cycles>
    <meta:generator>OpenOffice.org/3.1$Win32 OpenOffice.org_project/310m11$Build-9399</meta:generator>
    <dc:date>2010-01-22T03:47:53.59</dc:date>
    <dc:creator>Василий Воронков</dc:creator>
    <meta:document-statistic meta:table-count="0" meta:image-count="0" meta:object-count="0" meta:page-count="15" meta:paragraph-count="80" meta:word-count="5614" meta:character-count="37308"/>
    <meta:user-defined meta:name="Info 1"/>
    <meta:user-defined meta:name="Info 2"/>
    <meta:user-defined meta:name="Info 3"/>
    <meta:user-defined meta:name="Info 4"/>
  </office:meta>
</office:document-meta>
</file>